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51863422555228" calcext:value-type="float">
            <text:p>0.015186342255523</text:p>
          </table:table-cell>
          <table:table-cell table:style-name="ce3" office:value-type="float" office:value="0.0124335559085011" calcext:value-type="float">
            <text:p>0.01243355590850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53082370426821" calcext:value-type="float">
            <text:p>0.015308237042682</text:p>
          </table:table-cell>
          <table:table-cell office:value-type="float" office:value="0.0126469724134288" calcext:value-type="float">
            <text:p>0.01264697241342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56452479469441" calcext:value-type="float">
            <text:p>0.015645247946944</text:p>
          </table:table-cell>
          <table:table-cell office:value-type="float" office:value="0.0130481870374843" calcext:value-type="float">
            <text:p>0.01304818703748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58640554262417" calcext:value-type="float">
            <text:p>0.015864055426242</text:p>
          </table:table-cell>
          <table:table-cell office:value-type="float" office:value="0.0132709998318827" calcext:value-type="float">
            <text:p>0.01327099983188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5536233705158" calcext:value-type="float">
            <text:p>0.015536233705158</text:p>
          </table:table-cell>
          <table:table-cell office:value-type="float" office:value="0.0126226125285029" calcext:value-type="float">
            <text:p>0.01262261252850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60416645607636" calcext:value-type="float">
            <text:p>0.016041664560764</text:p>
          </table:table-cell>
          <table:table-cell office:value-type="float" office:value="0.0133822508909379" calcext:value-type="float">
            <text:p>0.0133822508909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55777373678679" calcext:value-type="float">
            <text:p>0.015577737367868</text:p>
          </table:table-cell>
          <table:table-cell office:value-type="float" office:value="0.012979648082682" calcext:value-type="float">
            <text:p>0.01297964808268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52504914440215" calcext:value-type="float">
            <text:p>0.015250491444022</text:p>
          </table:table-cell>
          <table:table-cell office:value-type="float" office:value="0.0125075113028288" calcext:value-type="float">
            <text:p>0.01250751130282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56652720340014" calcext:value-type="float">
            <text:p>0.015665272034001</text:p>
          </table:table-cell>
          <table:table-cell office:value-type="float" office:value="0.0132453608388999" calcext:value-type="float">
            <text:p>0.013245360838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54902842671921" calcext:value-type="float">
            <text:p>0.015490284267192</text:p>
          </table:table-cell>
          <table:table-cell office:value-type="float" office:value="0.0124816792085767" calcext:value-type="float">
            <text:p>0.01248167920857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160216354554076" calcext:value-type="float">
            <text:p>0.016021635455408</text:p>
          </table:table-cell>
          <table:table-cell office:value-type="float" office:value="0.0134291671412556" calcext:value-type="float">
            <text:p>0.01342916714125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52437003174176" calcext:value-type="float">
            <text:p>0.015243700317418</text:p>
          </table:table-cell>
          <table:table-cell office:value-type="float" office:value="0.0124424984678626" calcext:value-type="float">
            <text:p>0.01244249846786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5328137902543" calcext:value-type="float">
            <text:p>0.015328137902543</text:p>
          </table:table-cell>
          <table:table-cell office:value-type="float" office:value="0.0124378763139248" calcext:value-type="float">
            <text:p>0.01243787631392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156792849194603" calcext:value-type="float">
            <text:p>0.01567928491946</text:p>
          </table:table-cell>
          <table:table-cell office:value-type="float" office:value="0.0131140377408152" calcext:value-type="float">
            <text:p>0.0131140377408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52443187156071" calcext:value-type="float">
            <text:p>0.015244318715607</text:p>
          </table:table-cell>
          <table:table-cell office:value-type="float" office:value="0.0125885922461748" calcext:value-type="float">
            <text:p>0.0125885922461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156050289515406" calcext:value-type="float">
            <text:p>0.015605028951541</text:p>
          </table:table-cell>
          <table:table-cell office:value-type="float" office:value="0.0125685427337885" calcext:value-type="float">
            <text:p>0.01256854273378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IN([.F2:.F17])" office:value-type="float" office:value="0.0151863422555228" calcext:value-type="float">
            <text:p>0.015186342255523</text:p>
          </table:table-cell>
          <table:table-cell table:style-name="Default" table:formula="of:=MIN([.G2:.G17])" office:value-type="float" office:value="0.0124335559085011" calcext:value-type="float">
            <text:p>0.012433555908501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4:13:23.368489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0T14:13:40.680762219</dc:date>
    <meta:editing-duration>PT1M29S</meta:editing-duration>
    <meta:editing-cycles>3</meta:editing-cycles>
    <meta:generator>LibreOffice/6.0.7.3$Linux_X86_64 LibreOffice_project/00m0$Build-3</meta:generator>
    <meta:document-statistic meta:table-count="1" meta:cell-count="171" meta:object-count="0"/>
  </office:meta>
</office:document-meta>
</file>